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draw:fill="solid" draw:fill-color="#99cccc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843cm" svg:height="11.049cm" svg:x="4.556cm" svg:y="1.508cm">
          <text:p/>
        </draw:rect>
        <draw:rect draw:style-name="gr2" draw:text-style-name="P3" xml:id="id6" draw:id="id6" draw:layer="layout" svg:width="3.302cm" svg:height="2.794cm" svg:x="10.29cm" svg:y="5.445cm">
          <text:p text:style-name="P2"><text:span text:style-name="T1">Placa de </text:span></text:p>
          <text:p text:style-name="P2"><text:span text:style-name="T1">control</text:span></text:p>
        </draw:rect>
        <draw:rect draw:style-name="gr2" draw:text-style-name="P3" xml:id="id2" draw:id="id2" draw:layer="layout" svg:width="2.286cm" svg:height="2.413cm" svg:x="10.825cm" svg:y="9.89cm">
          <text:p text:style-name="P2"><text:span text:style-name="T1">DMX</text:span></text:p>
          <text:p text:style-name="P2"><text:span text:style-name="T1">In/Out</text:span></text:p>
        </draw:rect>
        <draw:rect draw:style-name="gr2" draw:text-style-name="P3" xml:id="id4" draw:id="id4" draw:layer="layout" svg:width="3.048cm" svg:height="2.794cm" svg:x="15.16cm" svg:y="5.445cm">
          <text:p text:style-name="P2"><text:span text:style-name="T1">Sistema </text:span></text:p>
          <text:p text:style-name="P2"><text:span text:style-name="T1">motor</text:span></text:p>
        </draw:rect>
        <draw:rect draw:style-name="gr3" draw:text-style-name="P3" xml:id="id3" draw:id="id3" draw:layer="layout" svg:width="2.286cm" svg:height="2.413cm" svg:x="1.127cm" svg:y="9.891cm">
          <text:p text:style-name="P2"><text:span text:style-name="T1">Equipo</text:span></text:p>
          <text:p text:style-name="P2"><text:span text:style-name="T1">DMX</text:span></text:p>
        </draw:rect>
        <draw:rect draw:style-name="gr3" draw:text-style-name="P3" xml:id="id1" draw:id="id1" draw:layer="layout" svg:width="2.286cm" svg:height="2.413cm" svg:x="20.009cm" svg:y="9.89cm">
          <text:p text:style-name="P2"><text:span text:style-name="T1">Equipo</text:span></text:p>
          <text:p text:style-name="P2"><text:span text:style-name="T1">DMX</text:span></text:p>
        </draw:rect>
        <draw:rect draw:style-name="gr2" draw:text-style-name="P3" xml:id="id7" draw:id="id7" draw:layer="layout" svg:width="2.857cm" svg:height="2.413cm" svg:x="5.445cm" svg:y="2.016cm">
          <text:p text:style-name="P2"><text:span text:style-name="T1">Fuente</text:span></text:p>
          <text:p text:style-name="P2"><text:span text:style-name="T1">alim.</text:span></text:p>
        </draw:rect>
        <draw:rect draw:style-name="gr2" draw:text-style-name="P3" xml:id="id9" draw:id="id9" draw:layer="layout" svg:width="2.794cm" svg:height="2.413cm" svg:x="5.445cm" svg:y="4.81cm">
          <text:p text:style-name="P2"><text:span text:style-name="T1">Fin de </text:span></text:p>
          <text:p text:style-name="P2"><text:span text:style-name="T1">carrera</text:span></text:p>
        </draw:rect>
        <draw:connector draw:style-name="gr4" draw:text-style-name="P1" draw:layer="layout" svg:x1="20.009cm" svg:y1="11.096cm" svg:x2="13.111cm" svg:y2="11.096cm" draw:start-shape="id1" draw:start-glue-point="3" draw:end-shape="id2" draw:end-glue-point="1" svg:d="M20009 11096h-6898">
          <text:p/>
        </draw:connector>
        <draw:connector draw:style-name="gr4" draw:text-style-name="P1" draw:layer="layout" svg:x1="10.825cm" svg:y1="11.096cm" svg:x2="3.413cm" svg:y2="11.097cm" draw:start-shape="id2" draw:start-glue-point="3" draw:end-shape="id3" svg:d="M10825 11096h-3706v1h-3706">
          <text:p/>
        </draw:connector>
        <draw:rect draw:style-name="gr3" draw:text-style-name="P3" xml:id="id5" draw:id="id5" draw:layer="layout" svg:width="2.506cm" svg:height="1.842cm" svg:x="19.862cm" svg:y="5.916cm">
          <text:p text:style-name="P2"><text:span text:style-name="T1">Carga</text:span></text:p>
        </draw:rect>
        <draw:connector draw:style-name="gr4" draw:text-style-name="P1" draw:layer="layout" svg:x1="18.208cm" svg:y1="6.842cm" svg:x2="19.862cm" svg:y2="6.837cm" draw:start-shape="id4" draw:start-glue-point="1" draw:end-shape="id5" draw:end-glue-point="3" svg:d="M18208 6842h827v-5h827">
          <text:p/>
        </draw:connector>
        <draw:connector draw:style-name="gr4" draw:text-style-name="P1" draw:layer="layout" svg:x1="11.968cm" svg:y1="9.89cm" svg:x2="11.941cm" svg:y2="8.239cm" draw:start-shape="id2" draw:start-glue-point="0" draw:end-shape="id6" draw:end-glue-point="2" svg:d="M11968 9890v-825h-27v-826">
          <text:p/>
        </draw:connector>
        <draw:connector draw:style-name="gr5" draw:text-style-name="P1" draw:layer="layout" svg:x1="13.592cm" svg:y1="6.842cm" svg:x2="15.16cm" svg:y2="6.842cm" draw:start-shape="id6" draw:start-glue-point="1" draw:end-shape="id4" draw:end-glue-point="3" svg:d="M13592 6842h1568">
          <text:p/>
        </draw:connector>
        <draw:rect draw:style-name="gr2" draw:text-style-name="P3" xml:id="id8" draw:id="id8" draw:layer="layout" svg:width="2.794cm" svg:height="2.413cm" svg:x="5.445cm" svg:y="7.731cm">
          <text:p text:style-name="P2"><text:span text:style-name="T1">Dip-switch</text:span></text:p>
        </draw:rect>
        <draw:connector draw:style-name="gr4" draw:text-style-name="P1" draw:layer="layout" svg:x1="8.302cm" svg:y1="3.222cm" svg:x2="10.29cm" svg:y2="6.842cm" draw:start-shape="id7" draw:start-glue-point="1" draw:end-shape="id6" draw:end-glue-point="3" svg:d="M8302 3222h994v3620h994">
          <text:p/>
        </draw:connector>
        <draw:connector draw:style-name="gr4" draw:text-style-name="P1" draw:layer="layout" svg:x1="8.239cm" svg:y1="8.937cm" svg:x2="10.29cm" svg:y2="6.842cm" draw:start-shape="id8" draw:start-glue-point="1" draw:end-shape="id6" draw:end-glue-point="3" svg:d="M8239 8937h1026v-2095h1025">
          <text:p/>
        </draw:connector>
        <draw:connector draw:style-name="gr4" draw:text-style-name="P1" draw:layer="layout" svg:x1="8.239cm" svg:y1="6.016cm" svg:x2="10.29cm" svg:y2="6.842cm" draw:start-shape="id9" draw:start-glue-point="1" draw:end-shape="id6" draw:end-glue-point="3" svg:d="M8239 6016h1026v826h1025">
          <text:p/>
        </draw:connector>
        <draw:rect draw:style-name="gr2" draw:text-style-name="P3" xml:id="id10" draw:id="id10" draw:layer="layout" svg:width="2.794cm" svg:height="2.413cm" svg:x="10.561cm" svg:y="1.889cm">
          <text:p text:style-name="P2"><text:span text:style-name="T1">Freno</text:span></text:p>
        </draw:rect>
        <draw:connector draw:style-name="gr4" draw:text-style-name="P1" draw:layer="layout" svg:x1="11.958cm" svg:y1="4.302cm" svg:x2="11.941cm" svg:y2="5.445cm" draw:start-shape="id10" draw:start-glue-point="2" draw:end-shape="id6" draw:end-glue-point="0" svg:d="M11958 4302v572h-17v571">
          <text:p/>
        </draw:connector>
        <draw:rect draw:style-name="gr3" draw:text-style-name="P3" xml:id="id11" draw:id="id11" draw:layer="layout" svg:width="2.286cm" svg:height="2.377cm" svg:x="1.19cm" svg:y="2.052cm">
          <text:p text:style-name="P2"><text:span text:style-name="T1">220Vac</text:span></text:p>
        </draw:rect>
        <draw:connector draw:style-name="gr4" draw:text-style-name="P1" draw:layer="layout" svg:x1="3.476cm" svg:y1="3.24cm" svg:x2="5.445cm" svg:y2="3.222cm" draw:start-shape="id11" draw:start-glue-point="1" draw:end-shape="id7" draw:end-glue-point="3" svg:d="M3476 3240h985v-18h9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16T22:08:40.45</dc:date>
    <dc:creator>ian </dc:creator>
    <meta:editing-duration>PT17M1S</meta:editing-duration>
    <meta:editing-cycles>4</meta:editing-cycles>
    <meta:generator>OpenOffice/4.1.3$Win32 OpenOffice.org_project/413m1$Build-9783</meta:generator>
    <meta:document-statistic meta:object-count="22"/>
  </office:meta>
</office:document-meta>
</file>